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602cm" fo:margin-top="0cm" fo:margin-bottom="0.199cm" table:align="margins"/>
    </style:style>
    <style:style style:name="Table1.A" style:family="table-column">
      <style:table-column-properties style:column-width="3.602cm" style:rel-column-width="65535*"/>
    </style:style>
    <style:style style:name="Table1.1" style:family="table-row">
      <style:table-row-properties style:min-row-height="2.799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text-properties officeooo:paragraph-rsid="00395027"/>
    </style:style>
    <style:style style:name="P3" style:family="paragraph" style:parent-style-name="Standard">
      <style:paragraph-properties fo:text-align="center" style:justify-single-word="false"/>
      <style:text-properties fo:font-size="5pt" officeooo:rsid="0011a730" officeooo:paragraph-rsid="003f0932" style:font-size-asian="5pt" style:font-size-complex="5pt"/>
    </style:style>
    <style:style style:name="P4" style:family="paragraph" style:parent-style-name="Standard">
      <style:text-properties fo:font-size="5pt" officeooo:rsid="0011a730" officeooo:paragraph-rsid="0011a730" style:font-size-asian="5pt" style:font-size-complex="5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Bitstream Vera Sans Mono" fo:font-size="6pt" fo:font-weight="bold" officeooo:rsid="0030144a" officeooo:paragraph-rsid="003f0932" style:font-size-asian="6pt" style:font-weight-asian="bold" style:font-size-complex="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5pt" officeooo:rsid="0011a730" officeooo:paragraph-rsid="003f0932" style:font-size-asian="5pt" style:font-size-complex="5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Bitstream Vera Sans Mono" fo:font-size="5pt" officeooo:rsid="0011a730" officeooo:paragraph-rsid="003f0932" style:font-size-asian="5pt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Bitstream Vera Sans Mono" fo:font-size="5pt" officeooo:paragraph-rsid="003f0932" style:font-size-asian="5pt" style:font-size-complex="5pt"/>
    </style:style>
    <style:style style:name="T1" style:family="text">
      <style:text-properties officeooo:rsid="0011a730"/>
    </style:style>
    <style:style style:name="T2" style:family="text">
      <style:text-properties fo:font-size="5pt" officeooo:rsid="002c88f5" style:font-size-asian="5pt" style:font-size-complex="5pt"/>
    </style:style>
    <style:style style:name="T3" style:family="text">
      <style:text-properties fo:font-size="5pt" officeooo:rsid="002d43ae" style:font-size-asian="5pt" style:font-size-complex="5pt"/>
    </style:style>
    <style:style style:name="T4" style:family="text">
      <style:text-properties fo:font-size="5pt" officeooo:rsid="0030144a" style:font-size-asian="5pt" style:font-size-complex="5pt"/>
    </style:style>
    <style:style style:name="T5" style:family="text">
      <style:text-properties fo:font-size="5pt" officeooo:rsid="0011a730" style:font-size-asian="5pt" style:font-size-complex="5pt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id.display_name" text:name="py3o.company_id.display_name"/>
        <text:user-field-decl office:value-type="string" office:string-value="o.display_name" text:name="py3o.item.o.display_name"/>
        <text:user-field-decl office:value-type="string" office:string-value="o.name" text:name="py3o.item.o.name"/>
        <text:user-field-decl office:value-type="string" office:string-value="o.bf_list_price" text:name="py3o.item.o.bf_list_price"/>
        <text:user-field-decl office:value-type="string" office:string-value="o.default_code" text:name="py3o.item.o.default_code"/>
        <text:user-field-decl office:value-type="string" office:string-value="symbol" text:name="py3o.item.o.currency_id.symbol"/>
      </text:user-field-decls>
      <text:p text:style-name="P1"><text:a xlink:type="simple" xlink:href="py3o://for=%22item%20in%20records%22" text:style-name="Internet_20_link" text:visited-style-name="Visited_20_Internet_20_Link"><text:span text:style-name="T2">for="item in records"</text:span></text:a></text:p>
      <text:p text:style-name="P1"><text:a xlink:type="simple" xlink:href="py3o://with=%22img=barcode('QR',%20item.o.display_name,%20width='100',%20height='100')%22" text:style-name="Internet_20_link" text:visited-style-name="Visited_20_Internet_20_Link"><text:span text:style-name="T3">with="img=barcode('QR', item.o.display_name, width='100', height='100')"</text:span></text:a></text:p>
      <text:p text:style-name="P1"><text:a xlink:type="simple" xlink:href="py3o://for=%22number%20in%20range(item.qty)%22" text:style-name="Internet_20_link" text:visited-style-name="Visited_20_Internet_20_Link"><text:span text:style-name="T4">for="number in range(item.qty)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user-field-get text:name="py3o.company_id.display_name">company_id.display_name</text:user-field-get></text:p>
            <text:p text:style-name="P3"><draw:frame draw:style-name="fr1" draw:name="py3o.image(img, 'png', width='1.5cm', height='1.5cm', isb64=True)" text:anchor-type="as-char" svg:width="1.499cm" draw:z-index="0"><draw:text-box fo:min-height="1.499cm"><text:p text:style-name="Frame_20_contents"/></draw:text-box></draw:frame></text:p>
            <text:p text:style-name="P7"><text:user-field-get text:name="py3o.item.o.name">o.name</text:user-field-get></text:p>
            <text:p text:style-name="P6"><text:user-field-get text:name="py3o.item.o.default_code">o.default_code</text:user-field-get></text:p>
            <text:p text:style-name="P8"><text:soft-page-break/><text:span text:style-name="T1"><text:user-field-get text:name="py3o.item.o.currency_id.symbol">symbol</text:user-field-get></text:span><text:span text:style-name="T1"><text:s/></text:span><text:span text:style-name="T1"><text:user-field-get text:name="py3o.item.o.bf_list_price">o.bf_list_price</text:user-field-get></text:span></text:p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5">/for</text:span></text:a></text:p>
      <text:p text:style-name="P1"><text:a xlink:type="simple" xlink:href="py3o:///for" text:style-name="Internet_20_link" text:visited-style-name="Visited_20_Internet_20_Link"><text:span text:style-name="T5">/for</text:span></text:a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.001cm" fo:page-height="3.5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6T18:11:50.725631013</meta:creation-date>
    <dc:date>2020-05-26T21:02:44.078539926</dc:date>
    <meta:editing-duration>P3DT7H48M19S</meta:editing-duration>
    <meta:editing-cycles>58</meta:editing-cycles>
    <meta:generator>LibreOffice/6.4.3.2$Linux_X86_64 LibreOffice_project/747b5d0ebf89f41c860ec2a39efd7cb15b54f2d8</meta:generator>
    <meta:document-statistic meta:table-count="1" meta:image-count="0" meta:object-count="0" meta:page-count="2" meta:paragraph-count="10" meta:word-count="17" meta:character-count="211" meta:non-whitespace-character-count="203"/>
  </office:meta>
</office:document-meta>
</file>